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202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6832" calcext:value-type="float">
            <text:p>94.28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202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15688" calcext:value-type="float">
            <text:p>93.51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2022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27424" calcext:value-type="float">
            <text:p>92.92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2021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782" calcext:value-type="float">
            <text:p>92.27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2020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9832" calcext:value-type="float">
            <text:p>91.61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2019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952" calcext:value-type="float">
            <text:p>91.4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2018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38832" calcext:value-type="float">
            <text:p>91.23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2017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91232" calcext:value-type="float">
            <text:p>91.39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2016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3864" calcext:value-type="float">
            <text:p>91.11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2015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11984" calcext:value-type="float">
            <text:p>91.31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201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75736" calcext:value-type="float">
            <text:p>92.37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201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3864" calcext:value-type="float">
            <text:p>91.11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201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7856" calcext:value-type="float">
            <text:p>90.28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2010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200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7464" calcext:value-type="float">
            <text:p>89.43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200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588" calcext:value-type="float">
            <text:p>88.9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200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2416" calcext:value-type="float">
            <text:p>88.6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2007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7528" calcext:value-type="float">
            <text:p>89.18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200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92128" calcext:value-type="float">
            <text:p>87.89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2005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3736" calcext:value-type="float">
            <text:p>87.80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2004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1664" calcext:value-type="float">
            <text:p>88.7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2003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008" calcext:value-type="float">
            <text:p>88.2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200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4792" calcext:value-type="float">
            <text:p>89.39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2001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06" calcext:value-type="float">
            <text:p>88.6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2000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2792" calcext:value-type="float">
            <text:p>88.63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1999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68" calcext:value-type="float">
            <text:p>88.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1998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1336" calcext:value-type="float">
            <text:p>87.65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1997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9576" calcext:value-type="float">
            <text:p>87.9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1996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3344" calcext:value-type="float">
            <text:p>86.9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199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06" calcext:value-type="float">
            <text:p>84.8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199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1272" calcext:value-type="float">
            <text:p>84.09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1992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3736" calcext:value-type="float">
            <text:p>83.99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1991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236" calcext:value-type="float">
            <text:p>83.65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1990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7016" calcext:value-type="float">
            <text:p>83.56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198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3408" calcext:value-type="float">
            <text:p>82.89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198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408" calcext:value-type="float">
            <text:p>82.1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198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1992" calcext:value-type="float">
            <text:p>82.23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1986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52744" calcext:value-type="float">
            <text:p>82.15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198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198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5" calcext:value-type="float">
            <text:p>81.9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1983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35296" calcext:value-type="float">
            <text:p>81.2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198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82896" calcext:value-type="float">
            <text:p>81.08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198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5968" calcext:value-type="float">
            <text:p>80.5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9272" calcext:value-type="float">
            <text:p>79.5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197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9272" calcext:value-type="float">
            <text:p>79.5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1979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3704" calcext:value-type="float">
            <text:p>78.4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197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3976" calcext:value-type="float">
            <text:p>78.2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197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9288" calcext:value-type="float">
            <text:p>76.5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197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9776" calcext:value-type="float">
            <text:p>71.35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197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5232" calcext:value-type="float">
            <text:p>70.05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197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0624" calcext:value-type="float">
            <text:p>69.00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197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8648" calcext:value-type="float">
            <text:p>67.66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197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536" calcext:value-type="float">
            <text:p>65.7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196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0832" calcext:value-type="float">
            <text:p>65.33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196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4776" calcext:value-type="float">
            <text:p>61.83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196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5344" calcext:value-type="float">
            <text:p>61.04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703</text:p>
          </table:table-cell>
          <table:table-cell office:value-type="string" calcext:value-type="string">
            <text:p>196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7312" calcext:value-type="float">
            <text:p>56.21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21" meta:object-count="0"/>
    <meta:user-defined meta:name="AppVersion">3.0</meta:user-defined>
  </office:meta>
</office:document-meta>
</file>